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20A00000D88737187025F207BDD.jpg" manifest:media-type="image/jpeg"/>
  <manifest:file-entry manifest:full-path="Pictures/100000000000120A00000D88DE27B161B9562C2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ff00" draw:marker-start-width="0.359cm" draw:marker-end-width="0.359cm" draw:fill="none" draw:fill-color="#000000" draw:textarea-horizontal-align="justify" draw:textarea-vertical-align="middle" draw:auto-grow-height="false" fo:min-height="1.274cm" fo:min-width="0.516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ff00" draw:marker-start-width="0.359cm" draw:marker-end-width="0.359cm" draw:fill-color="#000000" draw:textarea-horizontal-align="justify" draw:textarea-vertical-align="middle" draw:auto-grow-height="false" fo:min-height="0.787cm" fo:min-width="3.458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ffff00" draw:marker-start-width="0.359cm" draw:marker-end-width="0.359cm" draw:fill="none" draw:fill-color="#000000" draw:textarea-horizontal-align="justify" draw:textarea-vertical-align="middle" draw:auto-grow-height="false" fo:min-height="1.168cm" fo:min-width="1.172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93cm" fo:min-width="3.839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803cm" fo:min-width="1.299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5.232cm" fo:min-width="9.935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ffff00" draw:marker-start-width="0.359cm" draw:marker-end-width="0.359cm" draw:fill-color="#000000" draw:textarea-horizontal-align="justify" draw:textarea-vertical-align="middle" draw:auto-grow-height="false" fo:min-height="0.787cm" fo:min-width="2.061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svg:stroke-width="0.106cm" svg:stroke-color="#ffff00" draw:marker-start-width="0.359cm" draw:marker-end-width="0.359cm" draw:fill-color="#000000" draw:textarea-horizontal-align="justify" draw:textarea-vertical-align="middle" draw:auto-grow-height="false" fo:min-height="0.787cm" fo:min-width="2.95c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>
      <style:graphic-properties svg:stroke-width="0.106cm" svg:stroke-color="#ffff00" draw:marker-start-width="0.359cm" draw:marker-end-width="0.359cm" draw:fill-color="#000000" draw:textarea-horizontal-align="justify" draw:textarea-vertical-align="middle" draw:auto-grow-height="false" fo:min-height="0.406cm" fo:min-width="1.045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svg:stroke-width="0.106cm" svg:stroke-color="#ffff00" draw:marker-start-width="0.359cm" draw:marker-end-width="0.359cm" draw:fill-color="#000000" draw:textarea-horizontal-align="justify" draw:textarea-vertical-align="middle" draw:auto-grow-height="false" fo:min-height="0.406cm" fo:min-width="0.156cm" fo:padding-top="0.178cm" fo:padding-bottom="0.178cm" fo:padding-left="0.303cm" fo:padding-right="0.303cm"/>
      <style:paragraph-properties style:writing-mode="lr-tb"/>
    </style:style>
    <style:style style:name="gr12" style:family="graphic" style:parent-style-name="standard">
      <style:graphic-properties svg:stroke-width="0.106cm" svg:stroke-color="#ffff00" draw:marker-start-width="0.359cm" draw:marker-end-width="0.359cm" draw:fill-color="#000000" draw:textarea-horizontal-align="justify" draw:textarea-vertical-align="middle" draw:auto-grow-height="false" fo:min-height="0.406cm" fo:min-width="1.426cm" fo:padding-top="0.178cm" fo:padding-bottom="0.178cm" fo:padding-left="0.303cm" fo:padding-right="0.30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center" style:writing-mode="lr-tb"/>
      <style:text-properties fo:color="#ffff00" loext:opacity="100%"/>
    </style:style>
    <style:style style:name="P4" style:family="paragraph">
      <loext:graphic-properties draw:fill-color="#000000"/>
      <style:paragraph-properties fo:text-align="center" style:writing-mode="lr-tb"/>
      <style:text-properties fo:color="#ffff00" loext:opacity="100%"/>
    </style:style>
    <style:style style:name="T1" style:family="text">
      <style:text-properties fo:color="#ffff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328cm" svg:height="18.999cm" svg:x="2.186cm" svg:y="1.001cm">
          <draw:image xlink:href="Pictures/100000000000120A00000D88737187025F207BDD.jpg" xlink:type="simple" xlink:show="embed" xlink:actuate="onLoad" draw:mime-type="image/jpeg">
            <text:p/>
          </draw:image>
        </draw:frame>
        <draw:custom-shape draw:style-name="gr2" draw:text-style-name="P2" draw:layer="layout" svg:width="1.016cm" svg:height="1.524cm" svg:x="16.875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064cm" svg:height="1.143cm" svg:x="16.875cm" svg:y="7.985cm">
          <text:p text:style-name="P3"><text:span text:style-name="T1">Power butt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1.524cm" svg:x="9.636cm" svg:y="12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064cm" svg:height="1.143cm" svg:x="11.414cm" svg:y="12.811cm">
          <text:p text:style-name="P3"><text:span text:style-name="T1">Mode switch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25.328cm" svg:height="18.999cm" svg:x="2.186cm" svg:y="1.001cm">
          <draw:image xlink:href="Pictures/100000000000120A00000D88DE27B161B9562C2A.jpg" xlink:type="simple" xlink:show="embed" xlink:actuate="onLoad" draw:mime-type="image/jpeg">
            <text:p/>
          </draw:image>
        </draw:frame>
        <draw:custom-shape draw:style-name="gr5" draw:text-style-name="P1" draw:layer="layout" svg:width="4.445cm" svg:height="2.286cm" svg:x="17.764cm" svg:y="7.9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905cm" svg:height="2.159cm" svg:x="19.669cm" svg:y="10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541cm" svg:height="5.588cm" svg:x="6.969cm" svg:y="6.84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67cm" svg:height="1.143cm" svg:x="4.302cm" svg:y="6.842cm">
          <text:p text:style-name="P3"><text:span text:style-name="T1">Battery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667cm" svg:height="1.143cm" svg:x="21.574cm" svg:y="10.779cm">
          <text:p text:style-name="P3"><text:span text:style-name="T1">USB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556cm" svg:height="1.143cm" svg:x="22.209cm" svg:y="7.985cm">
          <text:p text:style-name="P3"><text:span text:style-name="T1">Audio Jack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51cm" svg:height="0.762cm" svg:x="20.304cm" svg:y="8.239cm">
          <text:p text:style-name="P3"><text:span text:style-name="T1">GND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762cm" svg:height="0.762cm" svg:x="19.542cm" svg:y="9.255cm">
          <text:p text:style-name="P3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762cm" svg:height="0.762cm" svg:x="18.272cm" svg:y="8.239cm">
          <text:p text:style-name="P3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51cm" svg:height="0.762cm" svg:x="15.605cm" svg:y="10.525cm">
          <text:p text:style-name="P3"><text:span text:style-name="T1">G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032cm" svg:height="0.762cm" svg:x="15.224cm" svg:y="8.747cm">
          <text:p text:style-name="P3"><text:span text:style-name="T1">Pow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0.3$Windows_X86_64 LibreOffice_project/8061b3e9204bef6b321a21033174034a5e2ea88e</meta:generator>
    <dc:date>2021-01-13T22:36:22.122000000</dc:date>
    <meta:editing-duration>PT1H47M33S</meta:editing-duration>
    <meta:editing-cycles>12</meta:editing-cycles>
    <meta:document-statistic meta:object-count="17"/>
  </office:meta>
</office:document-meta>
</file>